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cfa03" officeooo:paragraph-rsid="001cfa03"/>
    </style:style>
    <style:style style:name="P2" style:family="paragraph" style:parent-style-name="Standard">
      <style:paragraph-properties fo:line-height="150%"/>
      <style:text-properties style:font-name="Bitstream Charter" fo:font-size="12pt" officeooo:rsid="001cfa03" officeooo:paragraph-rsid="001cfa03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Bitstream Charter" fo:font-size="12pt" officeooo:rsid="001cfa03" officeooo:paragraph-rsid="001f405e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Bitstream Charter" fo:font-size="12pt" officeooo:paragraph-rsid="001cfa03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Bitstream Charter" fo:font-size="12pt" officeooo:paragraph-rsid="00226edf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Bitstream Charter" fo:font-size="12pt" officeooo:rsid="001f405e" officeooo:paragraph-rsid="001f405e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Bitstream Charter" fo:font-size="14pt" style:text-underline-style="solid" style:text-underline-width="auto" style:text-underline-color="font-color" fo:font-weight="bold" officeooo:rsid="001cfa03" officeooo:paragraph-rsid="001cfa03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officeooo:paragraph-rsid="001cfa03"/>
    </style:style>
    <style:style style:name="P9" style:family="paragraph" style:parent-style-name="Standard">
      <style:paragraph-properties fo:line-height="150%"/>
      <style:text-properties officeooo:paragraph-rsid="001d3450"/>
    </style:style>
    <style:style style:name="P10" style:family="paragraph" style:parent-style-name="Standard">
      <style:paragraph-properties fo:line-height="150%"/>
      <style:text-properties officeooo:paragraph-rsid="001dff07"/>
    </style:style>
    <style:style style:name="P11" style:family="paragraph" style:parent-style-name="Standard">
      <style:paragraph-properties fo:line-height="150%"/>
      <style:text-properties officeooo:paragraph-rsid="001f405e"/>
    </style:style>
    <style:style style:name="P12" style:family="paragraph" style:parent-style-name="Standard">
      <style:paragraph-properties fo:line-height="150%"/>
      <style:text-properties officeooo:paragraph-rsid="00226edf"/>
    </style:style>
    <style:style style:name="P13" style:family="paragraph" style:parent-style-name="Standard">
      <style:paragraph-properties fo:line-height="150%"/>
      <style:text-properties officeooo:rsid="001d3450" officeooo:paragraph-rsid="001d3450"/>
    </style:style>
    <style:style style:name="P14" style:family="paragraph" style:parent-style-name="Standard">
      <style:paragraph-properties fo:line-height="150%"/>
      <style:text-properties officeooo:rsid="001dff07" officeooo:paragraph-rsid="001dff07"/>
    </style:style>
    <style:style style:name="P15" style:family="paragraph" style:parent-style-name="Standard">
      <style:paragraph-properties fo:line-height="150%"/>
      <style:text-properties officeooo:rsid="00226edf" officeooo:paragraph-rsid="00226edf"/>
    </style:style>
    <style:style style:name="T1" style:family="text">
      <style:text-properties officeooo:rsid="001cfa03"/>
    </style:style>
    <style:style style:name="T2" style:family="text">
      <style:text-properties style:font-name="serif" fo:font-size="21pt"/>
    </style:style>
    <style:style style:name="T3" style:family="text">
      <style:text-properties style:font-name="serif" fo:font-size="15.75pt"/>
    </style:style>
    <style:style style:name="T4" style:family="text">
      <style:text-properties style:font-name="serif" fo:font-size="15.75pt" officeooo:rsid="00226edf"/>
    </style:style>
    <style:style style:name="T5" style:family="text">
      <style:text-properties style:font-name="serif" fo:font-size="16.5pt"/>
    </style:style>
    <style:style style:name="T6" style:family="text">
      <style:text-properties style:font-name="serif" fo:font-size="12.75pt"/>
    </style:style>
    <style:style style:name="T7" style:family="text">
      <style:text-properties style:font-name="serif" fo:font-size="12.75pt" officeooo:rsid="00226edf"/>
    </style:style>
    <style:style style:name="T8" style:family="text">
      <style:text-properties style:font-name="Bitstream Charter" fo:font-size="12pt" style:font-size-asian="12pt" style:font-size-complex="12pt"/>
    </style:style>
    <style:style style:name="T9" style:family="text">
      <style:text-properties style:font-name="Bitstream Charter" fo:font-size="12pt" officeooo:rsid="001cfa03" style:font-size-asian="12pt" style:font-size-complex="12pt"/>
    </style:style>
    <style:style style:name="T10" style:family="text">
      <style:text-properties style:font-name="Bitstream Charter" fo:font-size="12pt" officeooo:rsid="001d3450" style:font-size-asian="12pt" style:font-size-complex="12pt"/>
    </style:style>
    <style:style style:name="T11" style:family="text">
      <style:text-properties style:font-name="Bitstream Charter" fo:font-size="12pt" officeooo:rsid="001dff07" style:font-size-asian="12pt" style:font-size-complex="12pt"/>
    </style:style>
    <style:style style:name="T12" style:family="text">
      <style:text-properties style:font-name="Bitstream Charter" fo:font-size="12pt" officeooo:rsid="001f405e" style:font-size-asian="12pt" style:font-size-complex="12pt"/>
    </style:style>
    <style:style style:name="T13" style:family="text">
      <style:text-properties style:font-name="Bitstream Charter" fo:font-size="12pt" officeooo:rsid="00226edf" style:font-size-asian="12pt" style:font-size-complex="12pt"/>
    </style:style>
    <style:style style:name="T14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Bitstream Charter" fo:font-size="12pt" fo:font-weight="bold" officeooo:rsid="001cfa03" style:font-size-asian="12pt" style:font-weight-asian="bold" style:font-size-complex="12pt" style:font-weight-complex="bold"/>
    </style:style>
    <style:style style:name="T16" style:family="text">
      <style:text-properties style:font-name="Bitstream Charter" fo:font-size="12pt" fo:font-weight="bold" officeooo:rsid="00226edf" style:font-size-asian="12pt" style:font-weight-asian="bold" style:font-size-complex="12pt" style:font-weight-complex="bold"/>
    </style:style>
    <style:style style:name="T17" style:family="text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Bitstream Charter" fo:font-size="12pt" fo:font-weight="normal" officeooo:rsid="001cfa03" style:font-size-asian="12pt" style:font-weight-asian="normal" style:font-size-complex="12pt" style:font-weight-complex="normal"/>
    </style:style>
    <style:style style:name="T19" style:family="text">
      <style:text-properties style:font-name="Bitstream Charter" fo:font-size="16.5pt"/>
    </style:style>
    <style:style style:name="T20" style:family="text">
      <style:text-properties style:font-name="Bitstream Charter" fo:font-size="12.75pt"/>
    </style:style>
    <style:style style:name="T21" style:family="text">
      <style:text-properties style:font-name="Bitstream Charter" fo:font-size="12.75pt" officeooo:rsid="00226ed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f405e"/>
    </style:style>
    <style:style style:name="T24" style:family="text">
      <style:text-properties officeooo:rsid="00226edf"/>
    </style:style>
    <style:style style:name="T25" style:family="text">
      <style:text-properties fo:font-size="21pt"/>
    </style:style>
    <style:style style:name="T26" style:family="text">
      <style:text-properties fo:font-size="15.75pt"/>
    </style:style>
    <style:style style:name="T27" style:family="text">
      <style:text-properties fo:font-size="15.75pt" officeooo:rsid="00226edf"/>
    </style:style>
    <style:style style:name="T28" style:family="text">
      <style:text-properties style:font-name="monospace" fo:font-size="16.5pt"/>
    </style:style>
    <style:style style:name="T29" style:family="text">
      <style:text-properties style:font-name="Liberation Serif" fo:font-size="16.5pt"/>
    </style:style>
    <style:style style:name="T30" style:family="text">
      <style:text-properties style:font-name="Liberation Serif" fo:font-size="12.75pt"/>
    </style:style>
    <style:style style:name="T31" style:family="text">
      <style:text-properties style:font-name="Liberation Serif" fo:font-size="12.75pt" officeooo:rsid="00226edf"/>
    </style:style>
    <style:style style:name="T3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 of papers related to signal peptide prediction:</text:p>
      <text:p text:style-name="P14"><text:span text:style-name="T9">P</text:span><text:span text:style-name="T8">apers on SignalIP:</text:span></text:p>
      <text:p text:style-name="P9"><text:span text:style-name="T9">- </text:span><text:span text:style-name="T8">Henrik Nielsen and Anders Krogh. </text:span><text:span text:style-name="T9">Prediction of signal peptides and signal anchors by a hidden Markov mode</text:span><text:span text:style-name="T10">l</text:span></text:p>
      <text:p text:style-name="P13"><text:span text:style-name="T9">L</text:span><text:span text:style-name="T8">ink: http://www.aaai.org/Papers/ISMB/1998/ISMB98-015.pdf</text:span></text:p>
      <text:p text:style-name="P8"><text:span text:style-name="T9">- </text:span><text:span text:style-name="T17">Henrik Nielsen, </text:span><text:span text:style-name="T32">Søren Brunak, Gunnar von Heijne </text:span><text:span text:style-name="T18">(1999). </text:span><text:span text:style-name="T17">Machine learning approaches for the prediction of signal peptides and other protein sorting signals.</text:span></text:p>
      <text:p text:style-name="P1"><text:span text:style-name="T8">Link: </text:span><text:a xlink:type="simple" xlink:href="https://academic.oup.com/peds/article-lookup/doi/10.1093/protein/12.1.3" text:style-name="Internet_20_link" text:visited-style-name="Visited_20_Internet_20_Link"><text:span text:style-name="T8">https://academic.oup.com/peds/article-lookup/doi/10.1093/protein/12.1.3</text:span></text:a></text:p>
      <text:p text:style-name="P10"><text:span text:style-name="T9">- </text:span><text:span text:style-name="T11">J</text:span><text:span text:style-name="T9">annick Dyrløv Bendtsen, </text:span><text:span text:style-name="T8">Henrik Nielsen, Gunnar von Heijne, </text:span><text:span text:style-name="T11"><text:s/></text:span><text:span text:style-name="T8">Søren Brunak</text:span><text:span text:style-name="T9">. </text:span><text:span text:style-name="T8">Improved Prediction of Signal Peptides: SignalP 3.0</text:span></text:p>
      <text:p text:style-name="P14"><text:span text:style-name="T10">L</text:span><text:span text:style-name="T8">ink: http://www.sciencedirect.com/science/article/pii/S0022283604005972</text:span></text:p>
      <text:p text:style-name="P4"><text:span text:style-name="T1">- </text:span><text:bookmark text:name="citations"/>Thomas Nordahl Petersen, Søren Brunak, Gunnar von Heijne &amp; Henrik Nielse<text:span text:style-name="T1">n (2011). </text:span>SignalP 4.0: discriminating signal peptides from transmembrane regions.</text:p>
      <text:p text:style-name="P2">Link: <text:a xlink:type="simple" xlink:href="http://www.nature.com/nmeth/journal/v8/n10/pdf/nmeth.1701.pdf" text:style-name="Internet_20_link" text:visited-style-name="Visited_20_Internet_20_Link">http://www.nature.com/nmeth/journal/v8/n10/pdf/nmeth.1701.pdf</text:a></text:p>
      <text:p text:style-name="P3"/>
      <text:p text:style-name="P3">- <text:span text:style-name="T23">David T Jones (1999). Protein Secondary Structure Prediction Based on Position-specific Scoring Matrices.</text:span></text:p>
      <text:p text:style-name="P6">Link: <text:a xlink:type="simple" xlink:href="http://www.sciencedirect.com/science/article/pii/S0022283699930917" text:style-name="Internet_20_link" text:visited-style-name="Visited_20_Internet_20_Link">http://www.sciencedirect.com/science/article/pii/S0022283699930917</text:a></text:p>
      <text:p text:style-name="P11"><text:span text:style-name="T12">- Aarti Garg and Gajendra P.S. Raghava (2008)</text:span>A Machine Learning Based Method for the Prediction of Secretory Proteins Using Amino Acid Composition, Their Order and Similarity-Search </text:p>
      <text:p text:style-name="P6">Link: http://content.iospress.com/articles/in-silico-biology/isb00348</text:p>
      <text:p text:style-name="P5"><text:span text:style-name="T1">- </text:span>Yu-Dong Cai, Shuo-liang Lin, Kuo-Chen Chou <text:span text:style-name="T24">(2002)</text:span></text:p>
      <text:p text:style-name="P5">Support vector machines for prediction of protein signal sequences and their cleavage sites</text:p>
      <text:p text:style-name="P15">Link: <text:a xlink:type="simple" xlink:href="http://www.sciencedirect.com/science/article/pii/S0196978102002899" text:style-name="Internet_20_link" text:visited-style-name="Visited_20_Internet_20_Link">http://www.sciencedirect.com/science/article/pii/S0196978102002899</text:a></text:p>
      <text:p text:style-name="P12"><text:span text:style-name="T24">- </text:span><text:span text:style-name="T14">H.B. Kazemian, S.A. Yusuf, K. White </text:span><text:span text:style-name="T16">(2013). </text:span><text:span text:style-name="T14">Signal peptide discrimination and cleavage site identification using SVM and NN</text:span></text:p>
      <text:p text:style-name="P15"><text:span text:style-name="T8">Link: http://www.sciencedirect.com/science/article/pii/S0010482513003466?np=y&amp;npKey=a803d84d2f4597cd2e12aae648e7500b5c8eb9269b9352e4aff31708c8e15034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5:28:44.784680355</meta:creation-date>
    <dc:date>2017-03-01T17:16:10.811485991</dc:date>
    <meta:editing-duration>PT21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87" meta:character-count="1810" meta:non-whitespace-character-count="1640"/>
  </office:meta>
</office:document-meta>
</file>